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afafa" draw:textarea-horizontal-align="justify" draw:textarea-vertical-align="middle" draw:auto-grow-height="false" fo:min-height="14.25cm" fo:min-width="26.25cm"/>
    </style:style>
    <style:style style:name="gr2" style:family="graphic" style:parent-style-name="standard">
      <style:graphic-properties draw:stroke="dash" draw:stroke-dash="Long_20_Dash" svg:stroke-width="0.05cm" svg:stroke-color="#000000" draw:marker-start-width="0.28cm" draw:marker-end-width="0.28cm" draw:fill-color="#fafafa" draw:textarea-horizontal-align="justify" draw:textarea-vertical-align="middle" draw:auto-grow-height="false" fo:min-height="10cm" fo:min-width="15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536dfe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-color="#7ffe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8cm" draw:marker-end-width="0.28cm" draw:fill-color="#caca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8cm" draw:marker-end-width="0.28cm" draw:fill-color="#fe7f00" draw:textarea-horizontal-align="justify" draw:textarea-vertical-align="middle" draw:auto-grow-height="false" fo:min-height="0.053cm" fo:min-width="1.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08cm" draw:marker-end-width="0.0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536dfe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7ffe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aca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fe7f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caca00" draw:marker-start-width="0.28cm" draw:marker-end-width="0.28cm" draw:fill="none" draw:fill-color="#ffff00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fe7f00" draw:marker-start-width="0.28cm" draw:marker-end-width="0.28cm" draw:fill="none" draw:fill-color="#fe7f0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5cm" fo:min-width="1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7ffe00" draw:marker-start-width="0.28cm" draw:marker-end-width="0.28cm" draw:fill="none" draw:fill-color="#caca00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caca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draw:stroke-dash="Ultrafine_20_Dotted_20__28_var_29_" svg:stroke-width="0.05cm" svg:stroke-color="#000000" draw:marker-start-width="0.28cm" draw:marker-end-width="0.28cm" draw:fill-color="#fafafa" draw:textarea-horizontal-align="justify" draw:textarea-vertical-align="middle" draw:auto-grow-height="false" fo:min-height="2cm" fo:min-width="1.5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draw:marker-end="线条箭头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002cm"/>
    </style:style>
    <style:style style:name="gr23" style:family="graphic" style:parent-style-name="objectwithoutfill">
      <style:graphic-properties svg:stroke-width="0.05cm" svg:stroke-color="#000000" draw:marker-start-width="0.28cm" draw:marker-end="Triangle" draw:marker-end-width="0.38cm" draw:fill="none" draw:fill-color="#fafafa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0000" draw:marker-start-width="0.28cm" draw:marker-end-width="0.28cm" draw:fill="none" draw:fill-color="#fafafa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8cm" draw:marker-end-width="0.28cm" draw:fill-color="#fafafa" draw:textarea-horizontal-align="justify" draw:textarea-vertical-align="middle" draw:auto-grow-height="false" fo:min-height="1.7cm" fo:min-width="0.95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color="#000000" draw:marker-end="线条箭头_20_4" draw:marker-end-width="0.3cm" draw:fill="none" draw:fill-color="#fafafa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18cm" draw:fill-color="#e8e8e8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8cm" draw:marker-end-width="0.18cm" draw:fill-color="#e8e8e8" draw:textarea-horizontal-align="justify" draw:textarea-vertical-align="middle" draw:auto-grow-height="false" fo:min-height="0.75cm" fo:min-width="6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0000" draw:marker-start-width="0.28cm" draw:marker-end-width="0.18cm" draw:fill="none" draw:fill-color="#e8e8e8" fo:min-height="1.893cm"/>
      <style:paragraph-properties style:writing-mode="lr-tb"/>
    </style:style>
    <style:style style:name="gr32" style:family="graphic" style:parent-style-name="objectwithoutfill">
      <style:graphic-properties svg:stroke-width="0.05cm" svg:stroke-color="#000000" draw:marker-start-width="0.28cm" draw:marker-end="线条箭头_20_5" draw:marker-end-width="0.18cm" draw:fill="none" draw:fill-color="#e8e8e8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000000" draw:marker-start-width="0.28cm" draw:marker-end-width="0.18cm" draw:fill="none" draw:fill-color="#e8e8e8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000000" draw:marker-start-width="0.28cm" draw:marker-end="线条箭头_20_6" draw:marker-end-width="0.18cm" draw:fill="none" draw:fill-color="#e8e8e8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e8e8e8" fo:min-height="0.552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37" style:family="graphic" style:parent-style-name="standard">
      <style:graphic-properties draw:fill-color="#009c9c" draw:textarea-horizontal-align="justify" draw:textarea-vertical-align="middle" draw:auto-grow-height="false" fo:min-height="0.25cm" fo:min-width="0cm"/>
    </style:style>
    <style:style style:name="gr38" style:family="graphic" style:parent-style-name="standard">
      <style:graphic-properties svg:stroke-width="0.08cm" svg:stroke-color="#000000" draw:marker-start-width="0.13cm" draw:marker-end-width="0.13cm" draw:fill-color="#e8e8e8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8cm" svg:stroke-color="#000000" draw:marker-start-width="0.13cm" draw:marker-end-width="0.13cm" draw:fill-color="#e8e8e8" draw:textarea-horizontal-align="justify" draw:textarea-vertical-align="middle" draw:auto-grow-height="false" fo:min-height="0.67cm" fo:min-width="5.9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width="0.08cm" svg:stroke-color="#000000" draw:marker-start-width="0.13cm" draw:marker-end-width="0.13cm" draw:fill="none" draw:fill-color="#e8e8e8" fo:min-height="1.893cm"/>
      <style:paragraph-properties style:writing-mode="lr-tb"/>
    </style:style>
    <style:style style:name="gr41" style:family="graphic" style:parent-style-name="objectwithoutfill">
      <style:graphic-properties svg:stroke-width="0.08cm" svg:stroke-color="#000000" draw:marker-start-width="0.13cm" draw:marker-end="线条箭头_20_5" draw:marker-end-width="0.13cm" draw:fill="none" draw:fill-color="#e8e8e8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cm" svg:stroke-color="#000000" draw:marker-start-width="0.13cm" draw:marker-end="线条箭头_20_6" draw:marker-end-width="0.13cm" draw:fill="none" draw:fill-color="#e8e8e8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8cm" draw:marker-start-width="0.13cm" draw:marker-end-width="0.13cm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44" style:family="graphic" style:parent-style-name="standard">
      <style:graphic-properties svg:stroke-width="0.08cm" draw:marker-start-width="0.13cm" draw:marker-end-width="0.13cm" draw:fill-color="#009c9c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cm" svg:stroke-color="#000000" draw:marker-start-width="0.13cm" draw:marker-end-width="0.13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stroke="none" svg:stroke-width="0.08cm" svg:stroke-color="#000000" draw:marker-start-width="0.13cm" draw:marker-end-width="0.13cm" draw:fill="none" draw:fill-color="#ffffff" fo:min-height="0.86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3.71cm"/>
      <style:paragraph-properties style:writing-mode="lr-tb"/>
    </style:style>
    <style:style style:name="P1" style:family="paragraph">
      <loext:graphic-properties draw:fill-color="#fafaf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536dfe"/>
      <style:paragraph-properties fo:text-align="center"/>
    </style:style>
    <style:style style:name="P4" style:family="paragraph">
      <loext:graphic-properties draw:fill-color="#7ffe00"/>
      <style:paragraph-properties fo:text-align="center"/>
    </style:style>
    <style:style style:name="P5" style:family="paragraph">
      <loext:graphic-properties draw:fill-color="#caca00"/>
      <style:paragraph-properties fo:text-align="center"/>
    </style:style>
    <style:style style:name="P6" style:family="paragraph">
      <loext:graphic-properties draw:fill-color="#fe7f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afafa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caca00"/>
      <style:paragraph-properties fo:text-align="center"/>
    </style:style>
    <style:style style:name="P11" style:family="paragraph">
      <loext:graphic-properties draw:fill="none" draw:fill-color="#ffff00"/>
      <style:paragraph-properties fo:text-align="center"/>
    </style:style>
    <style:style style:name="P12" style:family="paragraph">
      <loext:graphic-properties draw:fill="none" draw:fill-color="#fe7f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afafa"/>
      <style:paragraph-properties fo:text-align="center"/>
    </style:style>
    <style:style style:name="P15" style:family="paragraph">
      <loext:graphic-properties draw:fill-color="#e8e8e8"/>
      <style:paragraph-properties fo:text-align="center"/>
    </style:style>
    <style:style style:name="P16" style:family="paragraph">
      <loext:graphic-properties draw:fill="none" draw:fill-color="#e8e8e8"/>
      <style:paragraph-properties style:writing-mode="lr-tb"/>
    </style:style>
    <style:style style:name="P17" style:family="paragraph">
      <loext:graphic-properties draw:fill="none" draw:fill-color="#e8e8e8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-color="#009c9c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94.0999984741211pt" style:font-size-asian="94.0999984741211pt" style:font-size-complex="94.0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measurelines" svg:width="26.75cm" svg:height="14.5cm" svg:x="1.7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measurelines" svg:width="15.5cm" svg:height="10.25cm" svg:x="2cm" svg:y="6.25cm">
          <text:p/>
          <draw:enhanced-geometry svg:viewBox="0 0 21600 21600" draw:type="rectangle" draw:enhanced-path="M 0 0 L 21600 0 21600 21600 0 21600 0 0 Z N"/>
        </draw:custom-shape>
        <draw:g xml:id="id2" draw:id="id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6.75cm)" svg:viewBox="0 0 2000 500" draw:points="0,500 2000,500 1750,0 250,0">
            <text:p/>
          </draw:polygon>
          <draw:line draw:style-name="gr3" draw:text-style-name="P2" draw:layer="layout" svg:x1="12.25cm" svg:y1="7cm" svg:x2="12.75cm" svg:y2="7cm">
            <text:p/>
          </draw:line>
          <draw:line draw:style-name="gr3" draw:text-style-name="P2" draw:layer="layout" svg:x1="12.25cm" svg:y1="7.5cm" svg:x2="12.75cm" svg:y2="7.5cm">
            <text:p/>
          </draw:line>
          <draw:line draw:style-name="gr3" draw:text-style-name="P2" draw:layer="layout" svg:x1="12.25cm" svg:y1="8cm" svg:x2="12.75cm" svg:y2="8cm">
            <text:p/>
          </draw:line>
          <draw:line draw:style-name="gr3" draw:text-style-name="P2" draw:layer="layout" svg:x1="12.25cm" svg:y1="8.5cm" svg:x2="12.75cm" svg:y2="8.5cm">
            <text:p/>
          </draw:line>
          <draw:line draw:style-name="gr3" draw:text-style-name="P2" draw:layer="layout" svg:x1="13.25cm" svg:y1="7.75cm" svg:x2="13.75cm" svg:y2="7.75cm">
            <text:p/>
          </draw:line>
        </draw:g>
        <draw:g xml:id="id7" draw:id="id7">
          <draw:g>
            <draw:polygon draw:style-name="gr3" draw:text-style-name="P2" draw:layer="measurelines" svg:width="1.999cm" svg:height="0.519cm" draw:transform="rotate (-1.5707963267949) translate (17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8.75cm)" svg:viewBox="0 0 2000 520" draw:points="2000,520 0,520 235,0 1765,0">
              <text:p/>
            </draw:polygon>
          </draw:g>
          <draw:line draw:style-name="gr3" draw:text-style-name="P2" draw:layer="measurelines" svg:x1="14cm" svg:y1="7.75cm" svg:x2="13.75cm" svg:y2="7.75cm">
            <text:p/>
          </draw:line>
          <draw:line draw:style-name="gr3" draw:text-style-name="P2" draw:layer="measurelines" svg:x1="17.25cm" svg:y1="7.75cm" svg:x2="17.5cm" svg:y2="7.75cm">
            <text:p/>
          </draw:line>
        </draw:g>
        <draw:g xml:id="id9" draw:id="id9">
          <draw:g>
            <draw:polygon draw:style-name="gr3" draw:text-style-name="P2" draw:layer="measurelines" svg:width="1.999cm" svg:height="0.519cm" draw:transform="rotate (-1.5707963267949) translate (17.25cm 9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1.25cm)" svg:viewBox="0 0 2000 520" draw:points="2000,520 0,520 235,0 1765,0">
              <text:p/>
            </draw:polygon>
          </draw:g>
          <draw:line draw:style-name="gr3" draw:text-style-name="P2" draw:layer="measurelines" svg:x1="14cm" svg:y1="10.25cm" svg:x2="13.75cm" svg:y2="10.25cm">
            <text:p/>
          </draw:line>
          <draw:line draw:style-name="gr3" draw:text-style-name="P2" draw:layer="measurelines" svg:x1="17.25cm" svg:y1="10.25cm" svg:x2="17.5cm" svg:y2="10.25cm">
            <text:p/>
          </draw:line>
        </draw:g>
        <draw:g xml:id="id10" draw:id="id10">
          <draw:g>
            <draw:polygon draw:style-name="gr3" draw:text-style-name="P2" draw:layer="measurelines" svg:width="1.999cm" svg:height="0.519cm" draw:transform="rotate (-1.5707963267949) translate (17.25cm 11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3.75cm)" svg:viewBox="0 0 2000 520" draw:points="2000,520 0,520 235,0 1765,0">
              <text:p/>
            </draw:polygon>
          </draw:g>
          <draw:line draw:style-name="gr3" draw:text-style-name="P2" draw:layer="measurelines" svg:x1="14cm" svg:y1="12.75cm" svg:x2="13.75cm" svg:y2="12.75cm">
            <text:p/>
          </draw:line>
          <draw:line draw:style-name="gr3" draw:text-style-name="P2" draw:layer="measurelines" svg:x1="17.25cm" svg:y1="12.75cm" svg:x2="17.5cm" svg:y2="12.75cm">
            <text:p/>
          </draw:line>
        </draw:g>
        <draw:g xml:id="id11" draw:id="id11">
          <draw:g>
            <draw:polygon draw:style-name="gr3" draw:text-style-name="P2" draw:layer="measurelines" svg:width="1.999cm" svg:height="0.519cm" draw:transform="rotate (-1.5707963267949) translate (17.25cm 14.2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14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14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14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14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14cm 16.25cm)" svg:viewBox="0 0 2000 520" draw:points="2000,520 0,520 235,0 1765,0">
              <text:p/>
            </draw:polygon>
          </draw:g>
          <draw:line draw:style-name="gr3" draw:text-style-name="P2" draw:layer="measurelines" svg:x1="14cm" svg:y1="15.25cm" svg:x2="13.75cm" svg:y2="15.25cm">
            <text:p/>
          </draw:line>
          <draw:line draw:style-name="gr3" draw:text-style-name="P2" draw:layer="measurelines" svg:x1="17.25cm" svg:y1="15.25cm" svg:x2="17.5cm" svg:y2="15.25cm">
            <text:p/>
          </draw:line>
        </draw:g>
        <draw:g xml:id="id6" draw:id="id6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9.25cm)" svg:viewBox="0 0 2000 500" draw:points="0,500 2000,500 1750,0 250,0">
            <text:p/>
          </draw:polygon>
          <draw:line draw:style-name="gr3" draw:text-style-name="P2" draw:layer="layout" svg:x1="12.25cm" svg:y1="9.5cm" svg:x2="12.75cm" svg:y2="9.5cm">
            <text:p/>
          </draw:line>
          <draw:line draw:style-name="gr3" draw:text-style-name="P2" draw:layer="layout" svg:x1="12.25cm" svg:y1="10cm" svg:x2="12.75cm" svg:y2="10cm">
            <text:p/>
          </draw:line>
          <draw:line draw:style-name="gr3" draw:text-style-name="P2" draw:layer="layout" svg:x1="12.25cm" svg:y1="10.5cm" svg:x2="12.75cm" svg:y2="10.5cm">
            <text:p/>
          </draw:line>
          <draw:line draw:style-name="gr3" draw:text-style-name="P2" draw:layer="layout" svg:x1="12.25cm" svg:y1="11cm" svg:x2="12.75cm" svg:y2="11cm">
            <text:p/>
          </draw:line>
          <draw:line draw:style-name="gr3" draw:text-style-name="P2" draw:layer="layout" svg:x1="13.25cm" svg:y1="10.25cm" svg:x2="13.75cm" svg:y2="10.2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1.75cm)" svg:viewBox="0 0 2000 500" draw:points="0,500 2000,500 1750,0 250,0">
            <text:p/>
          </draw:polygon>
          <draw:line draw:style-name="gr3" draw:text-style-name="P2" draw:layer="layout" svg:x1="12.25cm" svg:y1="12cm" svg:x2="12.75cm" svg:y2="12cm">
            <text:p/>
          </draw:line>
          <draw:line draw:style-name="gr3" draw:text-style-name="P2" draw:layer="layout" svg:x1="12.25cm" svg:y1="12.5cm" svg:x2="12.75cm" svg:y2="12.5cm">
            <text:p/>
          </draw:line>
          <draw:line draw:style-name="gr3" draw:text-style-name="P2" draw:layer="layout" svg:x1="12.25cm" svg:y1="13cm" svg:x2="12.75cm" svg:y2="13cm">
            <text:p/>
          </draw:line>
          <draw:line draw:style-name="gr3" draw:text-style-name="P2" draw:layer="layout" svg:x1="12.25cm" svg:y1="13.5cm" svg:x2="12.75cm" svg:y2="13.5cm">
            <text:p/>
          </draw:line>
          <draw:line draw:style-name="gr3" draw:text-style-name="P2" draw:layer="layout" svg:x1="13.25cm" svg:y1="12.75cm" svg:x2="13.75cm" svg:y2="12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13.25cm 14.25cm)" svg:viewBox="0 0 2000 500" draw:points="0,500 2000,500 1750,0 250,0">
            <text:p/>
          </draw:polygon>
          <draw:line draw:style-name="gr3" draw:text-style-name="P2" draw:layer="layout" svg:x1="12.25cm" svg:y1="14.5cm" svg:x2="12.75cm" svg:y2="14.5cm">
            <text:p/>
          </draw:line>
          <draw:line draw:style-name="gr3" draw:text-style-name="P2" draw:layer="layout" svg:x1="12.25cm" svg:y1="15cm" svg:x2="12.75cm" svg:y2="15cm">
            <text:p/>
          </draw:line>
          <draw:line draw:style-name="gr3" draw:text-style-name="P2" draw:layer="layout" svg:x1="12.25cm" svg:y1="15.5cm" svg:x2="12.75cm" svg:y2="15.5cm">
            <text:p/>
          </draw:line>
          <draw:line draw:style-name="gr3" draw:text-style-name="P2" draw:layer="layout" svg:x1="12.25cm" svg:y1="16cm" svg:x2="12.75cm" svg:y2="16cm">
            <text:p/>
          </draw:line>
          <draw:line draw:style-name="gr3" draw:text-style-name="P2" draw:layer="layout" svg:x1="13.25cm" svg:y1="15.25cm" svg:x2="13.75cm" svg:y2="15.25cm">
            <text:p/>
          </draw:line>
        </draw:g>
        <draw:g xml:id="id5" draw:id="id5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6.75cm">
            <text:p text:style-name="P7"><text:span text:style-name="T1">过</text:span><text:span text:style-name="T1">滤</text:span><text:span text:style-name="T1">器</text:span></text:p>
            <text:p text:style-name="P7"><text:span text:style-name="T1">(</text:span><text:span text:style-name="T1">通</text:span><text:span text:style-name="T1">过</text:span><text:span text:style-name="T1">0</text:span><text:span text:style-name="T1">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7cm" svg:x2="7.25cm" svg:y2="7cm">
            <text:p/>
          </draw:line>
          <draw:line draw:style-name="gr9" draw:text-style-name="P2" draw:layer="measurelines" svg:x1="7.75cm" svg:y1="7.5cm" svg:x2="7.25cm" svg:y2="7.5cm">
            <text:p/>
          </draw:line>
          <draw:line draw:style-name="gr9" draw:text-style-name="P2" draw:layer="measurelines" svg:x1="7.75cm" svg:y1="8cm" svg:x2="7.25cm" svg:y2="8cm">
            <text:p/>
          </draw:line>
          <draw:line draw:style-name="gr9" draw:text-style-name="P2" draw:layer="measurelines" svg:x1="7.75cm" svg:y1="8.5cm" svg:x2="7.25cm" svg:y2="8.5cm">
            <text:p/>
          </draw:line>
          <draw:line draw:style-name="gr9" draw:text-style-name="P2" draw:layer="measurelines" svg:x1="5.25cm" svg:y1="7cm" svg:x2="5.75cm" svg:y2="7cm">
            <text:p/>
          </draw:line>
          <draw:line draw:style-name="gr9" draw:text-style-name="P2" draw:layer="measurelines" svg:x1="5.25cm" svg:y1="7.5cm" svg:x2="5.75cm" svg:y2="7.5cm">
            <text:p/>
          </draw:line>
          <draw:line draw:style-name="gr9" draw:text-style-name="P2" draw:layer="measurelines" svg:x1="5.25cm" svg:y1="8cm" svg:x2="5.75cm" svg:y2="8cm">
            <text:p/>
          </draw:line>
          <draw:line draw:style-name="gr9" draw:text-style-name="P2" draw:layer="measurelines" svg:x1="5.25cm" svg:y1="8.5cm" svg:x2="5.75cm" svg:y2="8.5cm">
            <text:p/>
          </draw:line>
        </draw:g>
        <draw:g xml:id="id1" draw:id="id1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9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1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9.5cm" svg:x2="7.25cm" svg:y2="9.5cm">
            <text:p/>
          </draw:line>
          <draw:line draw:style-name="gr9" draw:text-style-name="P2" draw:layer="measurelines" svg:x1="7.75cm" svg:y1="10cm" svg:x2="7.25cm" svg:y2="10cm">
            <text:p/>
          </draw:line>
          <draw:line draw:style-name="gr9" draw:text-style-name="P2" draw:layer="measurelines" svg:x1="7.75cm" svg:y1="10.5cm" svg:x2="7.25cm" svg:y2="10.5cm">
            <text:p/>
          </draw:line>
          <draw:line draw:style-name="gr9" draw:text-style-name="P2" draw:layer="measurelines" svg:x1="7.75cm" svg:y1="11cm" svg:x2="7.25cm" svg:y2="11cm">
            <text:p/>
          </draw:line>
          <draw:line draw:style-name="gr9" draw:text-style-name="P2" draw:layer="measurelines" svg:x1="5.25cm" svg:y1="9.5cm" svg:x2="5.75cm" svg:y2="9.5cm">
            <text:p/>
          </draw:line>
          <draw:line draw:style-name="gr9" draw:text-style-name="P2" draw:layer="measurelines" svg:x1="5.25cm" svg:y1="10cm" svg:x2="5.75cm" svg:y2="10cm">
            <text:p/>
          </draw:line>
          <draw:line draw:style-name="gr9" draw:text-style-name="P2" draw:layer="measurelines" svg:x1="5.25cm" svg:y1="10.5cm" svg:x2="5.75cm" svg:y2="10.5cm">
            <text:p/>
          </draw:line>
          <draw:line draw:style-name="gr9" draw:text-style-name="P2" draw:layer="measurelines" svg:x1="5.25cm" svg:y1="11cm" svg:x2="5.75cm" svg:y2="11cm">
            <text:p/>
          </draw:line>
        </draw:g>
        <draw:g xml:id="id3" draw:id="id3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1.75cm">
            <text:p text:style-name="P9"><text:span text:style-name="T1">过</text:span><text:span text:style-name="T1">滤</text:span><text:span text:style-name="T1">器</text:span></text:p>
            <text:p text:style-name="P9"><text:span text:style-name="T1">(</text:span><text:span text:style-name="T1">通</text:span><text:span text:style-name="T1">过</text:span><text:span text:style-name="T1">2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2cm" svg:x2="7.25cm" svg:y2="12cm">
            <text:p/>
          </draw:line>
          <draw:line draw:style-name="gr9" draw:text-style-name="P2" draw:layer="measurelines" svg:x1="7.75cm" svg:y1="12.5cm" svg:x2="7.25cm" svg:y2="12.5cm">
            <text:p/>
          </draw:line>
          <draw:line draw:style-name="gr9" draw:text-style-name="P2" draw:layer="measurelines" svg:x1="7.75cm" svg:y1="13cm" svg:x2="7.25cm" svg:y2="13cm">
            <text:p/>
          </draw:line>
          <draw:line draw:style-name="gr9" draw:text-style-name="P2" draw:layer="measurelines" svg:x1="7.75cm" svg:y1="13.5cm" svg:x2="7.25cm" svg:y2="13.5cm">
            <text:p/>
          </draw:line>
          <draw:line draw:style-name="gr9" draw:text-style-name="P2" draw:layer="measurelines" svg:x1="5.25cm" svg:y1="12cm" svg:x2="5.75cm" svg:y2="12cm">
            <text:p/>
          </draw:line>
          <draw:line draw:style-name="gr9" draw:text-style-name="P2" draw:layer="measurelines" svg:x1="5.25cm" svg:y1="12.5cm" svg:x2="5.75cm" svg:y2="12.5cm">
            <text:p/>
          </draw:line>
          <draw:line draw:style-name="gr9" draw:text-style-name="P2" draw:layer="measurelines" svg:x1="5.25cm" svg:y1="13cm" svg:x2="5.75cm" svg:y2="13cm">
            <text:p/>
          </draw:line>
          <draw:line draw:style-name="gr9" draw:text-style-name="P2" draw:layer="measurelines" svg:x1="5.25cm" svg:y1="13.5cm" svg:x2="5.75cm" svg:y2="13.5cm">
            <text:p/>
          </draw:line>
        </draw:g>
        <draw:g xml:id="id4" draw:id="id4">
          <draw:glue-point draw:id="4" svg:x="5cm" svg:y="-3.75cm"/>
          <draw:glue-point draw:id="5" svg:x="5cm" svg:y="-1.25cm"/>
          <draw:glue-point draw:id="6" svg:x="5cm" svg:y="1.25cm"/>
          <draw:glue-point draw:id="7" svg:x="5cm" svg:y="3.75cm"/>
          <draw:glue-point draw:id="8" svg:x="-5cm" svg:y="3.75cm"/>
          <draw:glue-point draw:id="9" svg:x="-5cm" svg:y="1.25cm"/>
          <draw:glue-point draw:id="10" svg:x="-5cm" svg:y="-1.25cm"/>
          <draw:glue-point draw:id="11" svg:x="-5cm" svg:y="-3.75cm"/>
          <draw:custom-shape draw:style-name="gr8" draw:text-style-name="P8" draw:layer="measurelines" svg:width="1.5cm" svg:height="2cm" svg:x="5.75cm" svg:y="14.25cm">
            <text:p text:style-name="P9"><text:span text:style-name="T1">过滤器</text:span></text:p>
            <text:p text:style-name="P9"><text:span text:style-name="T1">(</text:span><text:span text:style-name="T1">通过</text:span><text:span text:style-name="T1">3)</text:span></text:p>
            <draw:enhanced-geometry svg:viewBox="0 0 21600 21600" draw:type="rectangle" draw:enhanced-path="M 0 0 L 21600 0 21600 21600 0 21600 0 0 Z N"/>
          </draw:custom-shape>
          <draw:line draw:style-name="gr9" draw:text-style-name="P2" draw:layer="measurelines" svg:x1="7.75cm" svg:y1="14.5cm" svg:x2="7.25cm" svg:y2="14.5cm">
            <text:p/>
          </draw:line>
          <draw:line draw:style-name="gr9" draw:text-style-name="P2" draw:layer="measurelines" svg:x1="7.75cm" svg:y1="15cm" svg:x2="7.25cm" svg:y2="15cm">
            <text:p/>
          </draw:line>
          <draw:line draw:style-name="gr9" draw:text-style-name="P2" draw:layer="measurelines" svg:x1="7.75cm" svg:y1="15.5cm" svg:x2="7.25cm" svg:y2="15.5cm">
            <text:p/>
          </draw:line>
          <draw:line draw:style-name="gr9" draw:text-style-name="P2" draw:layer="measurelines" svg:x1="7.75cm" svg:y1="16cm" svg:x2="7.25cm" svg:y2="16cm">
            <text:p/>
          </draw:line>
          <draw:line draw:style-name="gr9" draw:text-style-name="P2" draw:layer="measurelines" svg:x1="5.25cm" svg:y1="14.5cm" svg:x2="5.75cm" svg:y2="14.5cm">
            <text:p/>
          </draw:line>
          <draw:line draw:style-name="gr9" draw:text-style-name="P2" draw:layer="measurelines" svg:x1="5.25cm" svg:y1="15cm" svg:x2="5.75cm" svg:y2="15cm">
            <text:p/>
          </draw:line>
          <draw:line draw:style-name="gr9" draw:text-style-name="P2" draw:layer="measurelines" svg:x1="5.25cm" svg:y1="15.5cm" svg:x2="5.75cm" svg:y2="15.5cm">
            <text:p/>
          </draw:line>
          <draw:line draw:style-name="gr9" draw:text-style-name="P2" draw:layer="measurelines" svg:x1="5.25cm" svg:y1="16cm" svg:x2="5.75cm" svg:y2="16cm">
            <text:p/>
          </draw:line>
        </draw:g>
        <draw:line draw:style-name="gr10" draw:text-style-name="P2" draw:layer="measurelines" svg:x1="7.75cm" svg:y1="7cm" svg:x2="12.25cm" svg:y2="7cm">
          <text:p/>
        </draw:line>
        <draw:connector draw:style-name="gr11" draw:text-style-name="P2" draw:layer="measurelines" draw:type="line" svg:x1="7.75cm" svg:y1="9.5cm" svg:x2="12.25cm" svg:y2="7.5cm" draw:start-shape="id1" draw:start-glue-point="4" draw:end-shape="id2" draw:end-glue-point="5" svg:d="M7750 9500l4500-2000" svg:viewBox="0 0 4501 2001">
          <text:p/>
        </draw:connector>
        <draw:connector draw:style-name="gr12" draw:text-style-name="P10" draw:layer="measurelines" draw:type="line" svg:x1="7.75cm" svg:y1="12cm" svg:x2="12.25cm" svg:y2="8cm" draw:start-shape="id3" draw:start-glue-point="4" draw:end-shape="id2" draw:end-glue-point="6" svg:d="M7750 12000l4500-4000" svg:viewBox="0 0 4501 4001">
          <text:p/>
        </draw:connector>
        <draw:connector draw:style-name="gr13" draw:text-style-name="P2" draw:layer="measurelines" draw:type="line" svg:x1="7.75cm" svg:y1="14.5cm" svg:x2="12.25cm" svg:y2="8.5cm" draw:start-shape="id4" draw:start-glue-point="4" draw:end-shape="id2" draw:end-glue-point="7" svg:d="M7750 14500l4500-6000" svg:viewBox="0 0 4501 6001">
          <text:p/>
        </draw:connector>
        <draw:connector draw:style-name="gr10" draw:text-style-name="P2" draw:layer="measurelines" draw:type="line" svg:x1="7.75cm" svg:y1="7.5cm" svg:x2="12.25cm" svg:y2="9.5cm" draw:start-shape="id5" draw:start-glue-point="5" draw:end-shape="id6" draw:end-glue-point="4" svg:d="M7750 7500l4500 2000" svg:viewBox="0 0 4501 2001">
          <text:p/>
        </draw:connector>
        <draw:connector draw:style-name="gr11" draw:text-style-name="P2" draw:layer="measurelines" draw:type="line" svg:x1="7.75cm" svg:y1="10cm" svg:x2="12.25cm" svg:y2="10cm" draw:start-shape="id1" draw:start-glue-point="5" draw:end-shape="id6" draw:end-glue-point="5" svg:d="M7750 10000h4500" svg:viewBox="0 0 4501 1">
          <text:p/>
        </draw:connector>
        <draw:line draw:style-name="gr14" draw:text-style-name="P11" draw:layer="measurelines" svg:x1="7.75cm" svg:y1="12.5cm" svg:x2="12.25cm" svg:y2="10.5cm">
          <text:p/>
        </draw:line>
        <draw:connector draw:style-name="gr15" draw:text-style-name="P12" draw:layer="measurelines" draw:type="line" svg:x1="7.75cm" svg:y1="15cm" svg:x2="12.25cm" svg:y2="11cm" draw:start-shape="id4" draw:start-glue-point="5" draw:end-shape="id6" draw:end-glue-point="7" svg:d="M7750 15000l4500-4000" svg:viewBox="0 0 4501 4001">
          <text:p/>
        </draw:connector>
        <draw:line draw:style-name="gr10" draw:text-style-name="P2" draw:layer="measurelines" svg:x1="7.75cm" svg:y1="8cm" svg:x2="12.25cm" svg:y2="12cm">
          <text:p/>
        </draw:line>
        <draw:line draw:style-name="gr11" draw:text-style-name="P2" draw:layer="measurelines" svg:x1="7.75cm" svg:y1="10.5cm" svg:x2="12.25cm" svg:y2="12.5cm">
          <text:p/>
        </draw:line>
        <draw:line draw:style-name="gr14" draw:text-style-name="P11" draw:layer="measurelines" svg:x1="7.75cm" svg:y1="13cm" svg:x2="12.25cm" svg:y2="13cm">
          <text:p/>
        </draw:line>
        <draw:line draw:style-name="gr15" draw:text-style-name="P12" draw:layer="measurelines" svg:x1="7.75cm" svg:y1="15.5cm" svg:x2="12.25cm" svg:y2="13.5cm">
          <text:p/>
        </draw:line>
        <draw:line draw:style-name="gr10" draw:text-style-name="P2" draw:layer="measurelines" svg:x1="7.75cm" svg:y1="8.5cm" svg:x2="12.25cm" svg:y2="14.5cm">
          <text:p/>
        </draw:line>
        <draw:line draw:style-name="gr11" draw:text-style-name="P2" draw:layer="measurelines" svg:x1="7.75cm" svg:y1="11cm" svg:x2="12.25cm" svg:y2="15cm">
          <text:p/>
        </draw:line>
        <draw:line draw:style-name="gr12" draw:text-style-name="P10" draw:layer="measurelines" svg:x1="7.75cm" svg:y1="13.5cm" svg:x2="12.25cm" svg:y2="15.5cm">
          <text:p/>
        </draw:line>
        <draw:line draw:style-name="gr15" draw:text-style-name="P12" draw:layer="measurelines" svg:x1="7.75cm" svg:y1="16cm" svg:x2="12.25cm" svg:y2="16cm">
          <text:p/>
        </draw:line>
        <draw:custom-shape draw:style-name="gr16" draw:text-style-name="P8" draw:layer="measurelines" svg:width="1.5cm" svg:height="2cm" svg:x="2.25cm" svg:y="10.5cm">
          <text:p text:style-name="P7"><text:span text:style-name="T2">旋转移动器</text:span></text:p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3.75cm" svg:y1="11.5cm" svg:x2="4.25cm" svg:y2="11.501cm">
          <text:p/>
        </draw:line>
        <draw:g>
          <draw:line draw:style-name="gr17" draw:text-style-name="P2" draw:layer="measurelines" svg:x1="4.25cm" svg:y1="7cm" svg:x2="4.25cm" svg:y2="16cm">
            <text:p/>
          </draw:line>
          <draw:line draw:style-name="gr17" draw:text-style-name="P2" draw:layer="measurelines" svg:x1="4.25cm" svg:y1="7cm" svg:x2="5.25cm" svg:y2="7cm">
            <text:p/>
          </draw:line>
          <draw:line draw:style-name="gr17" draw:text-style-name="P2" draw:layer="measurelines" svg:x1="5.25cm" svg:y1="7.5cm" svg:x2="4.25cm" svg:y2="7.5cm">
            <text:p/>
          </draw:line>
          <draw:line draw:style-name="gr17" draw:text-style-name="P2" draw:layer="measurelines" svg:x1="5.25cm" svg:y1="8cm" svg:x2="4.25cm" svg:y2="8cm">
            <text:p/>
          </draw:line>
          <draw:line draw:style-name="gr17" draw:text-style-name="P2" draw:layer="measurelines" svg:x1="5.25cm" svg:y1="8.5cm" svg:x2="4.25cm" svg:y2="8.5cm">
            <text:p/>
          </draw:line>
          <draw:line draw:style-name="gr17" draw:text-style-name="P2" draw:layer="measurelines" svg:x1="5.25cm" svg:y1="9.5cm" svg:x2="4.25cm" svg:y2="9.5cm">
            <text:p/>
          </draw:line>
          <draw:line draw:style-name="gr17" draw:text-style-name="P2" draw:layer="measurelines" svg:x1="5.25cm" svg:y1="10cm" svg:x2="4.25cm" svg:y2="10cm">
            <text:p/>
          </draw:line>
          <draw:line draw:style-name="gr17" draw:text-style-name="P2" draw:layer="measurelines" svg:x1="5.25cm" svg:y1="10.5cm" svg:x2="4.25cm" svg:y2="10.5cm">
            <text:p/>
          </draw:line>
          <draw:line draw:style-name="gr17" draw:text-style-name="P2" draw:layer="measurelines" svg:x1="5.25cm" svg:y1="11cm" svg:x2="4.25cm" svg:y2="11cm">
            <text:p/>
          </draw:line>
          <draw:line draw:style-name="gr17" draw:text-style-name="P2" draw:layer="measurelines" svg:x1="5.25cm" svg:y1="12cm" svg:x2="4.25cm" svg:y2="12cm">
            <text:p/>
          </draw:line>
          <draw:line draw:style-name="gr17" draw:text-style-name="P2" draw:layer="measurelines" svg:x1="5.25cm" svg:y1="12.5cm" svg:x2="4.25cm" svg:y2="12.5cm">
            <text:p/>
          </draw:line>
          <draw:line draw:style-name="gr17" draw:text-style-name="P2" draw:layer="measurelines" svg:x1="5.25cm" svg:y1="13cm" svg:x2="4.25cm" svg:y2="13cm">
            <text:p/>
          </draw:line>
          <draw:line draw:style-name="gr17" draw:text-style-name="P2" draw:layer="measurelines" svg:x1="5.25cm" svg:y1="13.5cm" svg:x2="4.25cm" svg:y2="13.5cm">
            <text:p/>
          </draw:line>
          <draw:line draw:style-name="gr17" draw:text-style-name="P2" draw:layer="measurelines" svg:x1="5.25cm" svg:y1="14.5cm" svg:x2="4.25cm" svg:y2="14.5cm">
            <text:p/>
          </draw:line>
          <draw:line draw:style-name="gr17" draw:text-style-name="P2" draw:layer="measurelines" svg:x1="5.25cm" svg:y1="15cm" svg:x2="4.25cm" svg:y2="15cm">
            <text:p/>
          </draw:line>
          <draw:line draw:style-name="gr17" draw:text-style-name="P2" draw:layer="measurelines" svg:x1="5.25cm" svg:y1="15.5cm" svg:x2="4.25cm" svg:y2="15.5cm">
            <text:p/>
          </draw:line>
          <draw:line draw:style-name="gr17" draw:text-style-name="P2" draw:layer="measurelines" svg:x1="5.25cm" svg:y1="16cm" svg:x2="4.25cm" svg:y2="16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6.75cm)" svg:viewBox="0 0 2000 520" draw:points="0,520 2000,520 1765,0 235,0">
              <text:p/>
            </draw:polygon>
            <draw:custom-shape draw:style-name="gr4" draw:text-style-name="P3" draw:layer="measurelines" svg:width="1.95cm" svg:height="0.353cm" svg:x="22.65cm" svg:y="6.86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33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7.80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measurelines" svg:width="1.95cm" svg:height="0.353cm" svg:x="22.65cm" svg:y="8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8.75cm)" svg:viewBox="0 0 2000 520" draw:points="2000,520 0,520 235,0 1765,0">
              <text:p/>
            </draw:polygon>
          </draw:g>
          <draw:line draw:style-name="gr3" draw:text-style-name="P2" draw:layer="measurelines" svg:x1="22cm" svg:y1="7.75cm" svg:x2="21.75cm" svg:y2="7.75cm">
            <text:p/>
          </draw:line>
          <draw:line draw:style-name="gr3" draw:text-style-name="P2" draw:layer="measurelines" svg:x1="25.25cm" svg:y1="7.75cm" svg:x2="25.5cm" svg:y2="7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9.25cm)" svg:viewBox="0 0 2000 520" draw:points="0,520 2000,520 1765,0 235,0">
              <text:p/>
            </draw:polygon>
            <draw:custom-shape draw:style-name="gr5" draw:text-style-name="P4" draw:layer="measurelines" svg:width="1.95cm" svg:height="0.353cm" svg:x="22.65cm" svg:y="9.36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9.838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30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4" draw:layer="measurelines" svg:width="1.95cm" svg:height="0.353cm" svg:x="22.65cm" svg:y="10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1.25cm)" svg:viewBox="0 0 2000 520" draw:points="2000,520 0,520 235,0 1765,0">
              <text:p/>
            </draw:polygon>
          </draw:g>
          <draw:line draw:style-name="gr3" draw:text-style-name="P2" draw:layer="measurelines" svg:x1="22cm" svg:y1="10.25cm" svg:x2="21.75cm" svg:y2="10.25cm">
            <text:p/>
          </draw:line>
          <draw:line draw:style-name="gr3" draw:text-style-name="P2" draw:layer="measurelines" svg:x1="25.25cm" svg:y1="10.25cm" svg:x2="25.5cm" svg:y2="10.2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1.75cm)" svg:viewBox="0 0 2000 520" draw:points="0,520 2000,520 1765,0 235,0">
              <text:p/>
            </draw:polygon>
            <draw:custom-shape draw:style-name="gr6" draw:text-style-name="P5" draw:layer="measurelines" svg:width="1.95cm" svg:height="0.353cm" svg:x="22.65cm" svg:y="11.86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338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2.8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5" draw:layer="measurelines" svg:width="1.95cm" svg:height="0.353cm" svg:x="22.65cm" svg:y="13.2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3.75cm)" svg:viewBox="0 0 2000 520" draw:points="2000,520 0,520 235,0 1765,0">
              <text:p/>
            </draw:polygon>
          </draw:g>
          <draw:line draw:style-name="gr3" draw:text-style-name="P2" draw:layer="measurelines" svg:x1="22cm" svg:y1="12.75cm" svg:x2="21.75cm" svg:y2="12.75cm">
            <text:p/>
          </draw:line>
          <draw:line draw:style-name="gr3" draw:text-style-name="P2" draw:layer="measurelines" svg:x1="25.25cm" svg:y1="12.75cm" svg:x2="25.5cm" svg:y2="12.75cm">
            <text:p/>
          </draw:line>
        </draw:g>
        <draw:g>
          <draw:g>
            <draw:polygon draw:style-name="gr3" draw:text-style-name="P2" draw:layer="measurelines" svg:width="1.999cm" svg:height="0.519cm" draw:transform="rotate (-1.5707963267949) translate (25.25cm 14.25cm)" svg:viewBox="0 0 2000 520" draw:points="0,520 2000,520 1765,0 235,0">
              <text:p/>
            </draw:polygon>
            <draw:custom-shape draw:style-name="gr7" draw:text-style-name="P6" draw:layer="measurelines" svg:width="1.95cm" svg:height="0.353cm" svg:x="22.65cm" svg:y="14.36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4.83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30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measurelines" svg:width="1.95cm" svg:height="0.353cm" svg:x="22.65cm" svg:y="15.779cm">
              <text:p/>
              <draw:enhanced-geometry svg:viewBox="0 0 21600 21600" draw:type="rectangle" draw:enhanced-path="M 0 0 L 21600 0 21600 21600 0 21600 0 0 Z N"/>
            </draw:custom-shape>
            <draw:polygon draw:style-name="gr3" draw:text-style-name="P2" draw:layer="measurelines" svg:width="1.999cm" svg:height="0.519cm" draw:transform="rotate (1.5707963267949) translate (22cm 16.25cm)" svg:viewBox="0 0 2000 520" draw:points="2000,520 0,520 235,0 1765,0">
              <text:p/>
            </draw:polygon>
          </draw:g>
          <draw:line draw:style-name="gr3" draw:text-style-name="P2" draw:layer="measurelines" svg:x1="22cm" svg:y1="15.25cm" svg:x2="21.75cm" svg:y2="15.25cm">
            <text:p/>
          </draw:line>
          <draw:line draw:style-name="gr3" draw:text-style-name="P2" draw:layer="measurelines" svg:x1="25.25cm" svg:y1="15.25cm" svg:x2="25.5cm" svg:y2="15.25cm">
            <text:p/>
          </draw:line>
        </draw:g>
        <draw:g xml:id="id8" draw:id="id8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6.75cm)" svg:viewBox="0 0 2000 500" draw:points="0,500 2000,500 1750,0 250,0">
            <text:p/>
          </draw:polygon>
          <draw:line draw:style-name="gr3" draw:text-style-name="P2" draw:layer="layout" svg:x1="20.25cm" svg:y1="7cm" svg:x2="20.75cm" svg:y2="7cm">
            <text:p/>
          </draw:line>
          <draw:line draw:style-name="gr3" draw:text-style-name="P2" draw:layer="layout" svg:x1="20.25cm" svg:y1="7.5cm" svg:x2="20.75cm" svg:y2="7.5cm">
            <text:p/>
          </draw:line>
          <draw:line draw:style-name="gr3" draw:text-style-name="P2" draw:layer="layout" svg:x1="20.25cm" svg:y1="8cm" svg:x2="20.75cm" svg:y2="8cm">
            <text:p/>
          </draw:line>
          <draw:line draw:style-name="gr3" draw:text-style-name="P2" draw:layer="layout" svg:x1="20.25cm" svg:y1="8.5cm" svg:x2="20.75cm" svg:y2="8.5cm">
            <text:p/>
          </draw:line>
          <draw:line draw:style-name="gr3" draw:text-style-name="P2" draw:layer="layout" svg:x1="21.25cm" svg:y1="7.75cm" svg:x2="21.75cm" svg:y2="7.75cm">
            <text:p/>
          </draw:line>
        </draw:g>
        <draw:g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9.25cm)" svg:viewBox="0 0 2000 500" draw:points="0,500 2000,500 1750,0 250,0">
            <text:p/>
          </draw:polygon>
          <draw:line draw:style-name="gr3" draw:text-style-name="P2" draw:layer="layout" svg:x1="20.25cm" svg:y1="9.5cm" svg:x2="20.75cm" svg:y2="9.5cm">
            <text:p/>
          </draw:line>
          <draw:line draw:style-name="gr3" draw:text-style-name="P2" draw:layer="layout" svg:x1="20.25cm" svg:y1="10cm" svg:x2="20.75cm" svg:y2="10cm">
            <text:p/>
          </draw:line>
          <draw:line draw:style-name="gr3" draw:text-style-name="P2" draw:layer="layout" svg:x1="20.25cm" svg:y1="10.5cm" svg:x2="20.75cm" svg:y2="10.5cm">
            <text:p/>
          </draw:line>
          <draw:line draw:style-name="gr3" draw:text-style-name="P2" draw:layer="layout" svg:x1="20.25cm" svg:y1="11cm" svg:x2="20.75cm" svg:y2="11cm">
            <text:p/>
          </draw:line>
          <draw:line draw:style-name="gr3" draw:text-style-name="P2" draw:layer="layout" svg:x1="21.25cm" svg:y1="10.25cm" svg:x2="21.75cm" svg:y2="10.25cm">
            <text:p/>
          </draw:line>
        </draw:g>
        <draw:g xml:id="id12" draw:id="id12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1.75cm)" svg:viewBox="0 0 2000 500" draw:points="0,500 2000,500 1750,0 250,0">
            <text:p/>
          </draw:polygon>
          <draw:line draw:style-name="gr3" draw:text-style-name="P2" draw:layer="layout" svg:x1="20.25cm" svg:y1="12cm" svg:x2="20.75cm" svg:y2="12cm">
            <text:p/>
          </draw:line>
          <draw:line draw:style-name="gr3" draw:text-style-name="P2" draw:layer="layout" svg:x1="20.25cm" svg:y1="12.5cm" svg:x2="20.75cm" svg:y2="12.5cm">
            <text:p/>
          </draw:line>
          <draw:line draw:style-name="gr3" draw:text-style-name="P2" draw:layer="layout" svg:x1="20.25cm" svg:y1="13cm" svg:x2="20.75cm" svg:y2="13cm">
            <text:p/>
          </draw:line>
          <draw:line draw:style-name="gr3" draw:text-style-name="P2" draw:layer="layout" svg:x1="20.25cm" svg:y1="13.5cm" svg:x2="20.75cm" svg:y2="13.5cm">
            <text:p/>
          </draw:line>
          <draw:line draw:style-name="gr3" draw:text-style-name="P2" draw:layer="layout" svg:x1="21.25cm" svg:y1="12.75cm" svg:x2="21.75cm" svg:y2="12.75cm">
            <text:p/>
          </draw:line>
        </draw:g>
        <draw:g xml:id="id13" draw:id="id13">
          <draw:glue-point draw:id="4" svg:x="-5cm" svg:y="-3.75cm"/>
          <draw:glue-point draw:id="5" svg:x="-5cm" svg:y="-1.25cm"/>
          <draw:glue-point draw:id="6" svg:x="-5cm" svg:y="1.25cm"/>
          <draw:glue-point draw:id="7" svg:x="-5cm" svg:y="3.75cm"/>
          <draw:polygon draw:style-name="gr3" draw:text-style-name="P2" draw:layer="measurelines" svg:width="1.999cm" svg:height="0.499cm" draw:transform="rotate (-1.5707963267949) translate (21.25cm 14.25cm)" svg:viewBox="0 0 2000 500" draw:points="0,500 2000,500 1750,0 250,0">
            <text:p/>
          </draw:polygon>
          <draw:line draw:style-name="gr3" draw:text-style-name="P2" draw:layer="layout" svg:x1="20.25cm" svg:y1="14.5cm" svg:x2="20.75cm" svg:y2="14.5cm">
            <text:p/>
          </draw:line>
          <draw:line draw:style-name="gr3" draw:text-style-name="P2" draw:layer="layout" svg:x1="20.25cm" svg:y1="15cm" svg:x2="20.75cm" svg:y2="15cm">
            <text:p/>
          </draw:line>
          <draw:line draw:style-name="gr3" draw:text-style-name="P2" draw:layer="layout" svg:x1="20.25cm" svg:y1="15.5cm" svg:x2="20.75cm" svg:y2="15.5cm">
            <text:p/>
          </draw:line>
          <draw:line draw:style-name="gr3" draw:text-style-name="P2" draw:layer="layout" svg:x1="20.25cm" svg:y1="16cm" svg:x2="20.75cm" svg:y2="16cm">
            <text:p/>
          </draw:line>
          <draw:line draw:style-name="gr3" draw:text-style-name="P2" draw:layer="layout" svg:x1="21.25cm" svg:y1="15.25cm" svg:x2="21.75cm" svg:y2="15.25cm">
            <text:p/>
          </draw:line>
        </draw:g>
        <draw:connector draw:style-name="gr10" draw:text-style-name="P2" draw:layer="measurelines" draw:type="line" svg:x1="17.5cm" svg:y1="7.75cm" svg:x2="20.25cm" svg:y2="7cm" draw:start-shape="id7" draw:start-glue-point="1" draw:end-shape="id8" draw:end-glue-point="4" svg:d="M17500 7750l2750-750" svg:viewBox="0 0 2751 751">
          <text:p/>
        </draw:connector>
        <draw:connector draw:style-name="gr10" draw:text-style-name="P2" draw:layer="measurelines" draw:type="line" svg:x1="17.5cm" svg:y1="10.25cm" svg:x2="20.25cm" svg:y2="7.5cm" draw:start-shape="id9" draw:start-glue-point="1" draw:end-shape="id8" draw:end-glue-point="5" svg:d="M17500 10250l2750-2750" svg:viewBox="0 0 2751 2751">
          <text:p/>
        </draw:connector>
        <draw:connector draw:style-name="gr10" draw:text-style-name="P2" draw:layer="measurelines" draw:type="line" svg:x1="17.5cm" svg:y1="12.75cm" svg:x2="20.25cm" svg:y2="8cm" draw:start-shape="id10" draw:start-glue-point="1" draw:end-shape="id8" draw:end-glue-point="6" svg:d="M17500 12750l2750-4750" svg:viewBox="0 0 2751 4751">
          <text:p/>
        </draw:connector>
        <draw:connector draw:style-name="gr10" draw:text-style-name="P2" draw:layer="measurelines" draw:type="line" svg:x1="17.5cm" svg:y1="15.25cm" svg:x2="20.25cm" svg:y2="8.5cm" draw:start-shape="id11" draw:start-glue-point="1" draw:end-shape="id8" draw:end-glue-point="7" svg:d="M17500 15250l2750-6750" svg:viewBox="0 0 2751 6751">
          <text:p/>
        </draw:connector>
        <draw:line draw:style-name="gr11" draw:text-style-name="P2" draw:layer="measurelines" svg:x1="17.5cm" svg:y1="7.75cm" svg:x2="20.25cm" svg:y2="9.5cm">
          <text:p/>
        </draw:line>
        <draw:line draw:style-name="gr18" draw:text-style-name="P10" draw:layer="measurelines" svg:x1="17.5cm" svg:y1="10.25cm" svg:x2="20.25cm" svg:y2="10cm">
          <text:p/>
        </draw:line>
        <draw:connector draw:style-name="gr12" draw:text-style-name="P10" draw:layer="measurelines" draw:type="line" svg:x1="17.5cm" svg:y1="10.25cm" svg:x2="20.25cm" svg:y2="12.5cm" draw:start-shape="id9" draw:start-glue-point="1" draw:end-shape="id12" draw:end-glue-point="5" svg:d="M17500 10250l2750 2250" svg:viewBox="0 0 2751 2251">
          <text:p/>
        </draw:connector>
        <draw:line draw:style-name="gr11" draw:text-style-name="P2" draw:layer="measurelines" svg:x1="17.5cm" svg:y1="12.75cm" svg:x2="20.25cm" svg:y2="10.5cm">
          <text:p/>
        </draw:line>
        <draw:line draw:style-name="gr11" draw:text-style-name="P2" draw:layer="measurelines" svg:x1="17.5cm" svg:y1="15.25cm" svg:x2="20.25cm" svg:y2="11cm">
          <text:p/>
        </draw:line>
        <draw:line draw:style-name="gr19" draw:text-style-name="P2" draw:layer="measurelines" svg:x1="17.5cm" svg:y1="7.75cm" svg:x2="20.25cm" svg:y2="12cm">
          <text:p/>
        </draw:line>
        <draw:line draw:style-name="gr19" draw:text-style-name="P2" draw:layer="measurelines" svg:x1="17.5cm" svg:y1="12.75cm" svg:x2="20.25cm" svg:y2="13cm">
          <text:p/>
        </draw:line>
        <draw:line draw:style-name="gr19" draw:text-style-name="P2" draw:layer="measurelines" svg:x1="17.5cm" svg:y1="15.25cm" svg:x2="20.25cm" svg:y2="13.5cm">
          <text:p/>
        </draw:line>
        <draw:line draw:style-name="gr13" draw:text-style-name="P2" draw:layer="measurelines" svg:x1="17.5cm" svg:y1="7.75cm" svg:x2="20.25cm" svg:y2="14.5cm">
          <text:p/>
        </draw:line>
        <draw:connector draw:style-name="gr13" draw:text-style-name="P2" draw:layer="measurelines" draw:type="line" svg:x1="17.5cm" svg:y1="10.25cm" svg:x2="20.25cm" svg:y2="15cm" draw:start-shape="id9" draw:start-glue-point="1" draw:end-shape="id13" draw:end-glue-point="5" svg:d="M17500 10250l2750 4750" svg:viewBox="0 0 2751 4751">
          <text:p/>
        </draw:connector>
        <draw:line draw:style-name="gr13" draw:text-style-name="P2" draw:layer="measurelines" svg:x1="17.5cm" svg:y1="12.75cm" svg:x2="20.25cm" svg:y2="15.5cm">
          <text:p/>
        </draw:line>
        <draw:connector draw:style-name="gr13" draw:text-style-name="P2" draw:layer="measurelines" draw:type="line" svg:x1="17.5cm" svg:y1="15.25cm" svg:x2="20.25cm" svg:y2="16cm" draw:start-shape="id11" draw:start-glue-point="1" draw:end-shape="id13" draw:end-glue-point="7" svg:d="M17500 15250l2750 750" svg:viewBox="0 0 2751 751">
          <text:p/>
        </draw:connector>
        <draw:custom-shape draw:style-name="gr20" draw:text-style-name="P8" xml:id="id14" draw:id="id14" draw:layer="layout" svg:width="2cm" svg:height="2.25cm" svg:x="18.25cm" svg:y="16.75cm">
          <text:p text:style-name="P7"><text:span text:style-name="T3">选</text:span><text:span text:style-name="T3">择</text:span><text:span text:style-name="T3">控</text:span><text:span text:style-name="T3">制</text:span><text:span text:style-name="T3">器</text:span></text:p>
          <draw:enhanced-geometry svg:viewBox="0 0 21600 21600" draw:type="rectangle" draw:enhanced-path="M 0 0 L 21600 0 21600 21600 0 21600 0 0 Z N"/>
        </draw:custom-shape>
        <draw:line draw:style-name="gr21" draw:text-style-name="P2" draw:layer="measurelines" svg:x1="0.75cm" svg:y1="10.75cm" svg:x2="2.25cm" svg:y2="10.75cm">
          <text:p/>
        </draw:line>
        <draw:line draw:style-name="gr21" draw:text-style-name="P2" draw:layer="measurelines" svg:x1="0.75cm" svg:y1="11.25cm" svg:x2="2.25cm" svg:y2="11.25cm">
          <text:p/>
        </draw:line>
        <draw:line draw:style-name="gr21" draw:text-style-name="P2" draw:layer="measurelines" svg:x1="0.75cm" svg:y1="11.75cm" svg:x2="2.25cm" svg:y2="11.75cm">
          <text:p/>
        </draw:line>
        <draw:line draw:style-name="gr21" draw:text-style-name="P2" draw:layer="measurelines" svg:x1="0.75cm" svg:y1="12.25cm" svg:x2="2.25cm" svg:y2="12.25cm">
          <text:p/>
        </draw:line>
        <draw:frame draw:style-name="gr22" draw:text-style-name="P13" draw:layer="measurelines" svg:width="0.502cm" svg:height="1.466cm" svg:x="6.75cm" svg:y="7.75cm">
          <draw:text-box>
            <text:p/>
          </draw:text-box>
        </draw:frame>
        <draw:connector draw:style-name="gr23" draw:text-style-name="P14" draw:layer="measurelines" svg:x1="20.25cm" svg:y1="17.875cm" svg:x2="21cm" svg:y2="16.25cm" draw:start-shape="id14" draw:start-glue-point="1" draw:end-shape="id13" draw:end-glue-point="2" svg:d="M20250 17875h750v-1625" svg:viewBox="0 0 751 1626">
          <text:p/>
        </draw:connector>
        <draw:g>
          <draw:g>
            <draw:line draw:style-name="gr24" draw:text-style-name="P14" draw:layer="measurelines" svg:x1="25.5cm" svg:y1="7.75cm" svg:x2="25.75cm" svg:y2="7.75cm">
              <text:p/>
            </draw:line>
            <draw:g>
              <draw:custom-shape draw:style-name="gr16" draw:text-style-name="P8" draw:layer="measurelines" svg:width="1.5cm" svg:height="2cm" svg:x="25.75cm" svg:y="6.75cm">
                <text:p text:style-name="P7"><text:span text:style-name="T2">调</text:span><text:span text:style-name="T2">度</text:span><text:span text:style-name="T2">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7.75cm" svg:x2="27.5cm" svg:y2="7.75cm">
                <text:p/>
              </draw:line>
            </draw:g>
          </draw:g>
          <draw:g>
            <draw:line draw:style-name="gr24" draw:text-style-name="P14" draw:layer="measurelines" svg:x1="25.5cm" svg:y1="10.25cm" svg:x2="25.75cm" svg:y2="10.25cm">
              <text:p/>
            </draw:line>
            <draw:g>
              <draw:custom-shape draw:style-name="gr25" draw:text-style-name="P8" draw:layer="measurelines" svg:width="1.5cm" svg:height="2cm" svg:x="25.75cm" svg:y="9.25cm">
                <text:p text:style-name="P7"><text:span text:style-name="T2">调</text:span><text:span text:style-name="T2">度</text:span><text:span text:style-name="T2">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0.25cm" svg:x2="27.5cm" svg:y2="10.25cm">
                <text:p/>
              </draw:line>
            </draw:g>
          </draw:g>
          <draw:g>
            <draw:line draw:style-name="gr24" draw:text-style-name="P14" draw:layer="measurelines" svg:x1="25.5cm" svg:y1="12.75cm" svg:x2="25.75cm" svg:y2="12.75cm">
              <text:p/>
            </draw:line>
            <draw:g>
              <draw:custom-shape draw:style-name="gr25" draw:text-style-name="P8" draw:layer="measurelines" svg:width="1.5cm" svg:height="2cm" svg:x="25.75cm" svg:y="11.75cm">
                <text:p text:style-name="P7"><text:span text:style-name="T2">调度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2.75cm" svg:x2="27.5cm" svg:y2="12.75cm">
                <text:p/>
              </draw:line>
            </draw:g>
          </draw:g>
          <draw:g>
            <draw:line draw:style-name="gr24" draw:text-style-name="P14" draw:layer="measurelines" svg:x1="25.5cm" svg:y1="15.25cm" svg:x2="25.75cm" svg:y2="15.25cm">
              <text:p/>
            </draw:line>
            <draw:g>
              <draw:custom-shape draw:style-name="gr25" draw:text-style-name="P8" draw:layer="measurelines" svg:width="1.5cm" svg:height="2cm" svg:x="25.75cm" svg:y="14.25cm">
                <text:p text:style-name="P7"><text:span text:style-name="T2">调</text:span><text:span text:style-name="T2">度</text:span><text:span text:style-name="T2">器</text:span></text:p>
                <draw:enhanced-geometry svg:viewBox="0 0 21600 21600" draw:type="rectangle" draw:enhanced-path="M 0 0 L 21600 0 21600 21600 0 21600 0 0 Z N"/>
              </draw:custom-shape>
              <draw:line draw:style-name="gr24" draw:text-style-name="P14" draw:layer="measurelines" svg:x1="27.25cm" svg:y1="15.25cm" svg:x2="27.5cm" svg:y2="15.25cm">
                <text:p/>
              </draw:line>
            </draw:g>
          </draw:g>
          <draw:line draw:style-name="gr26" draw:text-style-name="P14" draw:layer="measurelines" svg:x1="27.5cm" svg:y1="7.75cm" svg:x2="28.7cm" svg:y2="7.75cm">
            <text:p/>
          </draw:line>
          <draw:line draw:style-name="gr26" draw:text-style-name="P14" draw:layer="measurelines" svg:x1="27.5cm" svg:y1="10.25cm" svg:x2="28.7cm" svg:y2="10.25cm">
            <text:p/>
          </draw:line>
          <draw:line draw:style-name="gr26" draw:text-style-name="P14" draw:layer="measurelines" svg:x1="27.5cm" svg:y1="12.75cm" svg:x2="28.7cm" svg:y2="12.75cm">
            <text:p/>
          </draw:line>
          <draw:line draw:style-name="gr26" draw:text-style-name="P14" draw:layer="measurelines" svg:x1="27.5cm" svg:y1="15.25cm" svg:x2="28.7cm" svg:y2="15.25cm">
            <text:p/>
          </draw:line>
        </draw:g>
        <draw:frame draw:style-name="gr27" draw:text-style-name="P13" draw:layer="layout" svg:width="2.75cm" svg:height="2.75cm" svg:x="1.5cm" svg:y="8.25cm">
          <draw:text-box>
            <text:p><text:span text:style-name="T4">旋转移位器广播到每个过滤器的输入</text:span></text:p>
          </draw:text-box>
        </draw:frame>
        <draw:frame draw:style-name="gr28" draw:text-style-name="P13" draw:layer="layout" svg:width="3.25cm" svg:height="1.5cm" svg:x="5.25cm" svg:y="5cm">
          <draw:text-box>
            <text:p><text:span text:style-name="T4">过滤器只通过指定的接收端口</text:span></text:p>
          </draw:text-box>
        </draw:frame>
      </draw:page>
      <draw:page draw:name="page2" draw:style-name="dp1" draw:master-page-name="默认">
        <draw:polygon draw:style-name="gr29" draw:text-style-name="P15" draw:layer="layout" svg:width="0.999cm" svg:height="6.499cm" svg:x="6cm" svg:y="3.75cm" svg:viewBox="0 0 1000 6500" draw:points="0,500 1000,0 1000,6500 0,6000">
          <text:p/>
        </draw:polygon>
        <draw:custom-shape draw:style-name="gr30" draw:text-style-name="P15" draw:layer="layout" svg:width="6.5cm" svg:height="1cm" svg:x="7.5cm" svg:y="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5.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7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6.5cm" svg:height="1cm" svg:x="7.5cm" svg:y="9cm">
          <text:p/>
          <draw:enhanced-geometry svg:viewBox="0 0 21600 21600" draw:type="rectangle" draw:enhanced-path="M 0 0 L 21600 0 21600 21600 0 21600 0 0 Z N"/>
        </draw:custom-shape>
        <draw:polygon draw:style-name="gr29" draw:text-style-name="P15" draw:layer="layout" svg:width="0.999cm" svg:height="6.499cm" svg:x="14.5cm" svg:y="3.75cm" svg:viewBox="0 0 1000 6500" draw:points="1000,500 0,0 0,6500 1000,6000">
          <text:p/>
        </draw:polygon>
        <draw:frame draw:style-name="gr31" draw:text-style-name="P16" draw:layer="layout" svg:width="3.25cm" svg:height="2.143cm" svg:x="9.5cm" svg:y="5.5cm">
          <draw:text-box>
            <text:p><text:span text:style-name="T5">. . .</text:span></text:p>
          </draw:text-box>
        </draw:frame>
        <draw:line draw:style-name="gr32" draw:text-style-name="P17" draw:layer="layout" svg:x1="7cm" svg:y1="4.5cm" svg:x2="7.5cm" svg:y2="4.5cm">
          <text:p/>
        </draw:line>
        <draw:line draw:style-name="gr32" draw:text-style-name="P17" draw:layer="layout" svg:x1="7cm" svg:y1="8.25cm" svg:x2="7.5cm" svg:y2="8.25cm">
          <text:p/>
        </draw:line>
        <draw:line draw:style-name="gr32" draw:text-style-name="P17" draw:layer="layout" svg:x1="7cm" svg:y1="5.75cm" svg:x2="7.5cm" svg:y2="5.75cm">
          <text:p/>
        </draw:line>
        <draw:line draw:style-name="gr32" draw:text-style-name="P17" draw:layer="layout" svg:x1="7cm" svg:y1="9.5cm" svg:x2="7.5cm" svg:y2="9.5cm">
          <text:p/>
        </draw:line>
        <draw:line draw:style-name="gr32" draw:text-style-name="P17" draw:layer="layout" svg:x1="14cm" svg:y1="4.5cm" svg:x2="14.5cm" svg:y2="4.5cm">
          <text:p/>
        </draw:line>
        <draw:line draw:style-name="gr32" draw:text-style-name="P17" draw:layer="layout" svg:x1="14cm" svg:y1="5.75cm" svg:x2="14.5cm" svg:y2="5.75cm">
          <text:p/>
        </draw:line>
        <draw:line draw:style-name="gr32" draw:text-style-name="P17" draw:layer="layout" svg:x1="14cm" svg:y1="8.25cm" svg:x2="14.5cm" svg:y2="8.25cm">
          <text:p/>
        </draw:line>
        <draw:line draw:style-name="gr32" draw:text-style-name="P17" draw:layer="layout" svg:x1="14cm" svg:y1="9.5cm" svg:x2="14.5cm" svg:y2="9.5cm">
          <text:p/>
        </draw:line>
        <draw:line draw:style-name="gr33" draw:text-style-name="P17" draw:layer="layout" svg:x1="6.5cm" svg:y1="10cm" svg:x2="6.5cm" svg:y2="11cm">
          <text:p/>
        </draw:line>
        <draw:line draw:style-name="gr33" draw:text-style-name="P17" draw:layer="layout" svg:x1="15cm" svg:y1="10cm" svg:x2="15cm" svg:y2="11cm">
          <text:p/>
        </draw:line>
        <draw:line draw:style-name="gr34" draw:text-style-name="P17" draw:layer="layout" svg:x1="4cm" svg:y1="7cm" svg:x2="6cm" svg:y2="7cm">
          <text:p/>
        </draw:line>
        <draw:line draw:style-name="gr34" draw:text-style-name="P17" draw:layer="layout" svg:x1="15.5cm" svg:y1="7cm" svg:x2="17.5cm" svg:y2="7cm">
          <text:p/>
        </draw:line>
        <draw:frame draw:style-name="gr35" draw:text-style-name="P16" draw:layer="layout" svg:width="2.75cm" svg:height="0.806cm" svg:x="2.75cm" svg:y="7.198cm">
          <draw:text-box>
            <text:p><text:span text:style-name="T6">wr_data</text:span></text:p>
          </draw:text-box>
        </draw:frame>
        <draw:custom-shape draw:style-name="gr36" draw:text-style-name="P18" draw:layer="layout" svg:width="0.5cm" svg:height="0.5cm" svg:x="13.25cm" svg:y="4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3.25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5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1.75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1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3.25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0.5cm" svg:height="0.5cm" svg:x="12.5cm" svg:y="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0.5cm" svg:height="0.5cm" svg:x="13.25cm" svg:y="9.25cm">
          <text:p/>
          <draw:enhanced-geometry svg:viewBox="0 0 21600 21600" draw:type="rectangle" draw:enhanced-path="M 0 0 L 21600 0 21600 21600 0 21600 0 0 Z N"/>
        </draw:custom-shape>
        <draw:frame draw:style-name="gr35" draw:text-style-name="P16" draw:layer="layout" svg:width="2.75cm" svg:height="0.806cm" svg:x="4.5cm" svg:y="10.198cm">
          <draw:text-box>
            <text:p><text:span text:style-name="T6">rd_sel</text:span></text:p>
          </draw:text-box>
        </draw:frame>
        <draw:frame draw:style-name="gr35" draw:text-style-name="P16" draw:layer="layout" svg:width="2.75cm" svg:height="0.806cm" svg:x="13cm" svg:y="10.448cm">
          <draw:text-box>
            <text:p><text:span text:style-name="T6">wr_sel</text:span></text:p>
          </draw:text-box>
        </draw:frame>
        <draw:frame draw:style-name="gr35" draw:text-style-name="P16" draw:layer="layout" svg:width="2.75cm" svg:height="0.806cm" svg:x="16cm" svg:y="7.25cm">
          <draw:text-box>
            <text:p><text:span text:style-name="T6">rd_data</text:span></text:p>
          </draw:text-box>
        </draw:frame>
      </draw:page>
      <draw:page draw:name="page3" draw:style-name="dp1" draw:master-page-name="默认">
        <draw:g>
          <draw:polygon draw:style-name="gr38" draw:text-style-name="P15" draw:layer="layout" svg:width="0.999cm" svg:height="6.499cm" svg:x="17.75cm" svg:y="3.5cm" svg:viewBox="0 0 1000 6500" draw:points="0,500 1000,0 1000,6500 0,6000">
            <text:p/>
          </draw:polygon>
          <draw:custom-shape draw:style-name="gr39" draw:text-style-name="P15" draw:layer="layout" svg:width="6.5cm" svg:height="1cm" svg:x="19.25cm" svg:y="3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25cm" svg:y="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25cm" svg:y="7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25cm" svg:y="8.7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26.25cm" svg:y="3.5cm" svg:viewBox="0 0 1000 6500" draw:points="1000,500 0,0 0,6500 1000,6000">
            <text:p/>
          </draw:polygon>
          <draw:frame draw:style-name="gr40" draw:text-style-name="P16" draw:layer="layout" svg:width="3.25cm" svg:height="2.143cm" svg:x="21.25cm" svg:y="5.25cm">
            <draw:text-box>
              <text:p><text:span text:style-name="T5">. . .</text:span></text:p>
            </draw:text-box>
          </draw:frame>
          <draw:line draw:style-name="gr41" draw:text-style-name="P17" draw:layer="layout" svg:x1="18.75cm" svg:y1="4.25cm" svg:x2="19.25cm" svg:y2="4.25cm">
            <text:p/>
          </draw:line>
          <draw:line draw:style-name="gr41" draw:text-style-name="P17" draw:layer="layout" svg:x1="18.75cm" svg:y1="8cm" svg:x2="19.25cm" svg:y2="8cm">
            <text:p/>
          </draw:line>
          <draw:line draw:style-name="gr41" draw:text-style-name="P17" draw:layer="layout" svg:x1="18.75cm" svg:y1="5.5cm" svg:x2="19.25cm" svg:y2="5.5cm">
            <text:p/>
          </draw:line>
          <draw:line draw:style-name="gr41" draw:text-style-name="P17" draw:layer="layout" svg:x1="18.75cm" svg:y1="9.25cm" svg:x2="19.25cm" svg:y2="9.25cm">
            <text:p/>
          </draw:line>
          <draw:line draw:style-name="gr41" draw:text-style-name="P17" draw:layer="layout" svg:x1="25.75cm" svg:y1="4.25cm" svg:x2="26.25cm" svg:y2="4.25cm">
            <text:p/>
          </draw:line>
          <draw:line draw:style-name="gr41" draw:text-style-name="P17" draw:layer="layout" svg:x1="25.75cm" svg:y1="5.5cm" svg:x2="26.25cm" svg:y2="5.5cm">
            <text:p/>
          </draw:line>
          <draw:line draw:style-name="gr41" draw:text-style-name="P17" draw:layer="layout" svg:x1="25.75cm" svg:y1="8cm" svg:x2="26.25cm" svg:y2="8cm">
            <text:p/>
          </draw:line>
          <draw:line draw:style-name="gr41" draw:text-style-name="P17" draw:layer="layout" svg:x1="25.75cm" svg:y1="9.25cm" svg:x2="26.25cm" svg:y2="9.25cm">
            <text:p/>
          </draw:line>
          <draw:line draw:style-name="gr42" draw:text-style-name="P17" draw:layer="layout" svg:x1="15.75cm" svg:y1="6.75cm" svg:x2="17.75cm" svg:y2="6.75cm">
            <text:p/>
          </draw:line>
          <draw:line draw:style-name="gr42" draw:text-style-name="P17" draw:layer="layout" svg:x1="27.25cm" svg:y1="6.75cm" svg:x2="29.25cm" svg:y2="6.75cm">
            <text:p/>
          </draw:line>
          <draw:custom-shape draw:style-name="gr43" draw:text-style-name="P18" draw:layer="layout" svg:width="0.5cm" svg:height="0.5cm" svg:x="25cm" svg:y="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25cm" svg:y="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5cm" svg:y="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cm" svg:y="5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25cm" svg:y="5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5cm" svg:y="5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2.75cm" svg:y="5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5cm" svg:y="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cm" svg:y="9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14cm" svg:y="3.5cm" svg:viewBox="0 0 1000 6500" draw:points="1000,500 0,0 0,6500 1000,6000">
            <text:p/>
          </draw:polygon>
          <draw:line draw:style-name="gr41" draw:text-style-name="P17" draw:layer="layout" svg:x1="13.5cm" svg:y1="4.25cm" svg:x2="14cm" svg:y2="4.25cm">
            <text:p/>
          </draw:line>
          <draw:line draw:style-name="gr41" draw:text-style-name="P17" draw:layer="layout" svg:x1="13.5cm" svg:y1="5.5cm" svg:x2="14cm" svg:y2="5.5cm">
            <text:p/>
          </draw:line>
          <draw:line draw:style-name="gr41" draw:text-style-name="P17" draw:layer="layout" svg:x1="13.5cm" svg:y1="8cm" svg:x2="14cm" svg:y2="8cm">
            <text:p/>
          </draw:line>
          <draw:line draw:style-name="gr41" draw:text-style-name="P17" draw:layer="layout" svg:x1="13.5cm" svg:y1="9.25cm" svg:x2="14cm" svg:y2="9.25cm">
            <text:p/>
          </draw:line>
          <draw:line draw:style-name="gr45" draw:text-style-name="P2" draw:layer="layout" svg:x1="15.001cm" svg:y1="6.75cm" svg:x2="16.5cm" svg:y2="6.75cm">
            <text:p/>
          </draw:line>
          <draw:frame draw:style-name="gr46" draw:text-style-name="P20" draw:layer="layout" svg:width="1.75cm" svg:height="1.119cm" svg:x="12.25cm" svg:y="6cm">
            <draw:text-box>
              <text:p><text:span text:style-name="T7">. . .</text:span></text:p>
            </draw:text-box>
          </draw:frame>
        </draw:g>
        <draw:g>
          <draw:polygon draw:style-name="gr38" draw:text-style-name="P15" draw:layer="layout" svg:width="0.999cm" svg:height="6.499cm" svg:x="17.75cm" svg:y="12cm" svg:viewBox="0 0 1000 6500" draw:points="0,500 1000,0 1000,6500 0,6000">
            <text:p/>
          </draw:polygon>
          <draw:custom-shape draw:style-name="gr39" draw:text-style-name="P15" draw:layer="layout" svg:width="6.5cm" svg:height="1cm" svg:x="19.25cm" svg:y="12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25cm" svg:y="1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25cm" svg:y="1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25cm" svg:y="17.2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26.25cm" svg:y="12cm" svg:viewBox="0 0 1000 6500" draw:points="1000,500 0,0 0,6500 1000,6000">
            <text:p/>
          </draw:polygon>
          <draw:frame draw:style-name="gr40" draw:text-style-name="P16" draw:layer="layout" svg:width="3.25cm" svg:height="2.143cm" svg:x="21.25cm" svg:y="13.75cm">
            <draw:text-box>
              <text:p><text:span text:style-name="T5">. . .</text:span></text:p>
            </draw:text-box>
          </draw:frame>
          <draw:line draw:style-name="gr41" draw:text-style-name="P17" draw:layer="layout" svg:x1="18.75cm" svg:y1="12.75cm" svg:x2="19.25cm" svg:y2="12.75cm">
            <text:p/>
          </draw:line>
          <draw:line draw:style-name="gr41" draw:text-style-name="P17" draw:layer="layout" svg:x1="18.75cm" svg:y1="16.5cm" svg:x2="19.25cm" svg:y2="16.5cm">
            <text:p/>
          </draw:line>
          <draw:line draw:style-name="gr41" draw:text-style-name="P17" draw:layer="layout" svg:x1="18.75cm" svg:y1="14cm" svg:x2="19.25cm" svg:y2="14cm">
            <text:p/>
          </draw:line>
          <draw:line draw:style-name="gr41" draw:text-style-name="P17" draw:layer="layout" svg:x1="18.75cm" svg:y1="17.75cm" svg:x2="19.25cm" svg:y2="17.75cm">
            <text:p/>
          </draw:line>
          <draw:line draw:style-name="gr41" draw:text-style-name="P17" draw:layer="layout" svg:x1="25.75cm" svg:y1="12.75cm" svg:x2="26.25cm" svg:y2="12.75cm">
            <text:p/>
          </draw:line>
          <draw:line draw:style-name="gr41" draw:text-style-name="P17" draw:layer="layout" svg:x1="25.75cm" svg:y1="14cm" svg:x2="26.25cm" svg:y2="14cm">
            <text:p/>
          </draw:line>
          <draw:line draw:style-name="gr41" draw:text-style-name="P17" draw:layer="layout" svg:x1="25.75cm" svg:y1="16.5cm" svg:x2="26.25cm" svg:y2="16.5cm">
            <text:p/>
          </draw:line>
          <draw:line draw:style-name="gr41" draw:text-style-name="P17" draw:layer="layout" svg:x1="25.75cm" svg:y1="17.75cm" svg:x2="26.25cm" svg:y2="17.75cm">
            <text:p/>
          </draw:line>
          <draw:line draw:style-name="gr42" draw:text-style-name="P17" draw:layer="layout" svg:x1="15.75cm" svg:y1="15.25cm" svg:x2="17.75cm" svg:y2="15.25cm">
            <text:p/>
          </draw:line>
          <draw:line draw:style-name="gr42" draw:text-style-name="P17" draw:layer="layout" svg:x1="27.25cm" svg:y1="15.25cm" svg:x2="29.25cm" svg:y2="15.25cm">
            <text:p/>
          </draw:line>
          <draw:custom-shape draw:style-name="gr43" draw:text-style-name="P18" draw:layer="layout" svg:width="0.5cm" svg:height="0.5cm" svg:x="25cm" svg:y="12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25cm" svg:y="12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5cm" svg:y="12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cm" svg:y="13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25cm" svg:y="13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5cm" svg:y="13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2.75cm" svg:y="13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5cm" svg:y="1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25cm" svg:y="1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18cm" svg:y="23.5cm" svg:viewBox="0 0 1000 6500" draw:points="0,500 1000,0 1000,6500 0,6000">
            <text:p/>
          </draw:polygon>
          <draw:custom-shape draw:style-name="gr39" draw:text-style-name="P15" draw:layer="layout" svg:width="6.5cm" svg:height="1cm" svg:x="19.5cm" svg:y="23.7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5cm" svg:y="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5cm" svg:y="27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5cm" svg:y="28.7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26.5cm" svg:y="23.5cm" svg:viewBox="0 0 1000 6500" draw:points="1000,500 0,0 0,6500 1000,6000">
            <text:p/>
          </draw:polygon>
          <draw:frame draw:style-name="gr40" draw:text-style-name="P16" draw:layer="layout" svg:width="3.25cm" svg:height="2.143cm" svg:x="21.5cm" svg:y="25.25cm">
            <draw:text-box>
              <text:p><text:span text:style-name="T5">. . .</text:span></text:p>
            </draw:text-box>
          </draw:frame>
          <draw:line draw:style-name="gr41" draw:text-style-name="P17" draw:layer="layout" svg:x1="19cm" svg:y1="24.25cm" svg:x2="19.5cm" svg:y2="24.25cm">
            <text:p/>
          </draw:line>
          <draw:line draw:style-name="gr41" draw:text-style-name="P17" draw:layer="layout" svg:x1="19cm" svg:y1="28cm" svg:x2="19.5cm" svg:y2="28cm">
            <text:p/>
          </draw:line>
          <draw:line draw:style-name="gr41" draw:text-style-name="P17" draw:layer="layout" svg:x1="19cm" svg:y1="25.5cm" svg:x2="19.5cm" svg:y2="25.5cm">
            <text:p/>
          </draw:line>
          <draw:line draw:style-name="gr41" draw:text-style-name="P17" draw:layer="layout" svg:x1="19cm" svg:y1="29.25cm" svg:x2="19.5cm" svg:y2="29.25cm">
            <text:p/>
          </draw:line>
          <draw:line draw:style-name="gr41" draw:text-style-name="P17" draw:layer="layout" svg:x1="26cm" svg:y1="24.25cm" svg:x2="26.5cm" svg:y2="24.25cm">
            <text:p/>
          </draw:line>
          <draw:line draw:style-name="gr41" draw:text-style-name="P17" draw:layer="layout" svg:x1="26cm" svg:y1="25.5cm" svg:x2="26.5cm" svg:y2="25.5cm">
            <text:p/>
          </draw:line>
          <draw:line draw:style-name="gr41" draw:text-style-name="P17" draw:layer="layout" svg:x1="26cm" svg:y1="28cm" svg:x2="26.5cm" svg:y2="28cm">
            <text:p/>
          </draw:line>
          <draw:line draw:style-name="gr41" draw:text-style-name="P17" draw:layer="layout" svg:x1="26cm" svg:y1="29.25cm" svg:x2="26.5cm" svg:y2="29.25cm">
            <text:p/>
          </draw:line>
          <draw:line draw:style-name="gr42" draw:text-style-name="P17" draw:layer="layout" svg:x1="16cm" svg:y1="26.75cm" svg:x2="18cm" svg:y2="26.75cm">
            <text:p/>
          </draw:line>
          <draw:line draw:style-name="gr42" draw:text-style-name="P17" draw:layer="layout" svg:x1="27.5cm" svg:y1="26.75cm" svg:x2="29.5cm" svg:y2="26.75cm">
            <text:p/>
          </draw:line>
          <draw:custom-shape draw:style-name="gr43" draw:text-style-name="P18" draw:layer="layout" svg:width="0.5cm" svg:height="0.5cm" svg:x="25.25cm" svg:y="2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5cm" svg:y="2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75cm" svg:y="24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.25cm" svg:y="25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5cm" svg:y="25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75cm" svg:y="25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3cm" svg:y="25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5.25cm" svg:y="27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5cm" svg:y="27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.25cm" svg:y="29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18cm" svg:y="32cm" svg:viewBox="0 0 1000 6500" draw:points="0,500 1000,0 1000,6500 0,6000">
            <text:p/>
          </draw:polygon>
          <draw:custom-shape draw:style-name="gr39" draw:text-style-name="P15" draw:layer="layout" svg:width="6.5cm" svg:height="1cm" svg:x="19.5cm" svg:y="32.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5cm" svg:y="33.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5cm" svg:y="3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5" draw:layer="layout" svg:width="6.5cm" svg:height="1cm" svg:x="19.5cm" svg:y="37.25cm">
            <text:p/>
            <draw:enhanced-geometry svg:viewBox="0 0 21600 21600" draw:type="rectangle" draw:enhanced-path="M 0 0 L 21600 0 21600 21600 0 21600 0 0 Z N"/>
          </draw:custom-shape>
          <draw:polygon draw:style-name="gr38" draw:text-style-name="P15" draw:layer="layout" svg:width="0.999cm" svg:height="6.499cm" svg:x="26.5cm" svg:y="32cm" svg:viewBox="0 0 1000 6500" draw:points="1000,500 0,0 0,6500 1000,6000">
            <text:p/>
          </draw:polygon>
          <draw:frame draw:style-name="gr40" draw:text-style-name="P16" draw:layer="layout" svg:width="3.25cm" svg:height="2.143cm" svg:x="21.5cm" svg:y="33.75cm">
            <draw:text-box>
              <text:p><text:span text:style-name="T5">. . .</text:span></text:p>
            </draw:text-box>
          </draw:frame>
          <draw:line draw:style-name="gr41" draw:text-style-name="P17" draw:layer="layout" svg:x1="19cm" svg:y1="32.75cm" svg:x2="19.5cm" svg:y2="32.75cm">
            <text:p/>
          </draw:line>
          <draw:line draw:style-name="gr41" draw:text-style-name="P17" draw:layer="layout" svg:x1="19cm" svg:y1="36.5cm" svg:x2="19.5cm" svg:y2="36.5cm">
            <text:p/>
          </draw:line>
          <draw:line draw:style-name="gr41" draw:text-style-name="P17" draw:layer="layout" svg:x1="19cm" svg:y1="34cm" svg:x2="19.5cm" svg:y2="34cm">
            <text:p/>
          </draw:line>
          <draw:line draw:style-name="gr41" draw:text-style-name="P17" draw:layer="layout" svg:x1="19cm" svg:y1="37.75cm" svg:x2="19.5cm" svg:y2="37.75cm">
            <text:p/>
          </draw:line>
          <draw:line draw:style-name="gr41" draw:text-style-name="P17" draw:layer="layout" svg:x1="26cm" svg:y1="32.75cm" svg:x2="26.5cm" svg:y2="32.75cm">
            <text:p/>
          </draw:line>
          <draw:line draw:style-name="gr41" draw:text-style-name="P17" draw:layer="layout" svg:x1="26cm" svg:y1="34cm" svg:x2="26.5cm" svg:y2="34cm">
            <text:p/>
          </draw:line>
          <draw:line draw:style-name="gr41" draw:text-style-name="P17" draw:layer="layout" svg:x1="26cm" svg:y1="36.5cm" svg:x2="26.5cm" svg:y2="36.5cm">
            <text:p/>
          </draw:line>
          <draw:line draw:style-name="gr41" draw:text-style-name="P17" draw:layer="layout" svg:x1="26cm" svg:y1="37.75cm" svg:x2="26.5cm" svg:y2="37.75cm">
            <text:p/>
          </draw:line>
          <draw:line draw:style-name="gr42" draw:text-style-name="P17" draw:layer="layout" svg:x1="16cm" svg:y1="35.25cm" svg:x2="18cm" svg:y2="35.25cm">
            <text:p/>
          </draw:line>
          <draw:line draw:style-name="gr42" draw:text-style-name="P17" draw:layer="layout" svg:x1="27.5cm" svg:y1="35.25cm" svg:x2="29.5cm" svg:y2="35.25cm">
            <text:p/>
          </draw:line>
          <draw:custom-shape draw:style-name="gr43" draw:text-style-name="P18" draw:layer="layout" svg:width="0.5cm" svg:height="0.5cm" svg:x="25.25cm" svg:y="32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5cm" svg:y="32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75cm" svg:y="32.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.25cm" svg:y="33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5cm" svg:y="33.7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3.75cm" svg:y="33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3cm" svg:y="33.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5.25cm" svg:y="36.2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0.5cm" svg:height="0.5cm" svg:x="24.5cm" svg:y="3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19" draw:layer="layout" svg:width="0.5cm" svg:height="0.5cm" svg:x="25.25cm" svg:y="37.5cm">
            <text:p/>
            <draw:enhanced-geometry svg:viewBox="0 0 21600 21600" draw:type="rectangle" draw:enhanced-path="M 0 0 L 21600 0 21600 21600 0 21600 0 0 Z N"/>
          </draw:custom-shape>
        </draw:g>
        <draw:g>
          <draw:polygon draw:style-name="gr38" draw:text-style-name="P15" draw:layer="layout" svg:width="0.999cm" svg:height="6.499cm" svg:x="14.25cm" svg:y="12cm" svg:viewBox="0 0 1000 6500" draw:points="1000,500 0,0 0,6500 1000,6000">
            <text:p/>
          </draw:polygon>
          <draw:line draw:style-name="gr41" draw:text-style-name="P17" draw:layer="layout" svg:x1="13.75cm" svg:y1="12.75cm" svg:x2="14.25cm" svg:y2="12.75cm">
            <text:p/>
          </draw:line>
          <draw:line draw:style-name="gr41" draw:text-style-name="P17" draw:layer="layout" svg:x1="13.75cm" svg:y1="14cm" svg:x2="14.25cm" svg:y2="14cm">
            <text:p/>
          </draw:line>
          <draw:line draw:style-name="gr41" draw:text-style-name="P17" draw:layer="layout" svg:x1="13.75cm" svg:y1="16.5cm" svg:x2="14.25cm" svg:y2="16.5cm">
            <text:p/>
          </draw:line>
          <draw:line draw:style-name="gr41" draw:text-style-name="P17" draw:layer="layout" svg:x1="13.75cm" svg:y1="17.75cm" svg:x2="14.25cm" svg:y2="17.75cm">
            <text:p/>
          </draw:line>
          <draw:line draw:style-name="gr45" draw:text-style-name="P2" draw:layer="layout" svg:x1="15.251cm" svg:y1="15.25cm" svg:x2="16.75cm" svg:y2="15.25cm">
            <text:p/>
          </draw:line>
          <draw:frame draw:style-name="gr46" draw:text-style-name="P20" draw:layer="layout" svg:width="1.75cm" svg:height="1.119cm" svg:x="12.5cm" svg:y="14.5cm">
            <draw:text-box>
              <text:p><text:span text:style-name="T7">. . .</text:span></text:p>
            </draw:text-box>
          </draw:frame>
        </draw:g>
        <draw:g>
          <draw:polygon draw:style-name="gr38" draw:text-style-name="P15" draw:layer="layout" svg:width="0.999cm" svg:height="6.499cm" svg:x="14.25cm" svg:y="23.5cm" svg:viewBox="0 0 1000 6500" draw:points="1000,500 0,0 0,6500 1000,6000">
            <text:p/>
          </draw:polygon>
          <draw:line draw:style-name="gr41" draw:text-style-name="P17" draw:layer="layout" svg:x1="13.75cm" svg:y1="24.25cm" svg:x2="14.25cm" svg:y2="24.25cm">
            <text:p/>
          </draw:line>
          <draw:line draw:style-name="gr41" draw:text-style-name="P17" draw:layer="layout" svg:x1="13.75cm" svg:y1="25.5cm" svg:x2="14.25cm" svg:y2="25.5cm">
            <text:p/>
          </draw:line>
          <draw:line draw:style-name="gr41" draw:text-style-name="P17" draw:layer="layout" svg:x1="13.75cm" svg:y1="28cm" svg:x2="14.25cm" svg:y2="28cm">
            <text:p/>
          </draw:line>
          <draw:line draw:style-name="gr41" draw:text-style-name="P17" draw:layer="layout" svg:x1="13.75cm" svg:y1="29.25cm" svg:x2="14.25cm" svg:y2="29.25cm">
            <text:p/>
          </draw:line>
          <draw:line draw:style-name="gr45" draw:text-style-name="P2" draw:layer="layout" svg:x1="15.251cm" svg:y1="26.75cm" svg:x2="16.75cm" svg:y2="26.75cm">
            <text:p/>
          </draw:line>
          <draw:frame draw:style-name="gr46" draw:text-style-name="P20" draw:layer="layout" svg:width="1.75cm" svg:height="1.119cm" svg:x="12.5cm" svg:y="26cm">
            <draw:text-box>
              <text:p><text:span text:style-name="T7">. . .</text:span></text:p>
            </draw:text-box>
          </draw:frame>
        </draw:g>
        <draw:g>
          <draw:polygon draw:style-name="gr38" draw:text-style-name="P15" draw:layer="layout" svg:width="0.999cm" svg:height="6.499cm" svg:x="14.25cm" svg:y="32cm" svg:viewBox="0 0 1000 6500" draw:points="1000,500 0,0 0,6500 1000,6000">
            <text:p/>
          </draw:polygon>
          <draw:line draw:style-name="gr41" draw:text-style-name="P17" draw:layer="layout" svg:x1="13.75cm" svg:y1="32.75cm" svg:x2="14.25cm" svg:y2="32.75cm">
            <text:p/>
          </draw:line>
          <draw:line draw:style-name="gr41" draw:text-style-name="P17" draw:layer="layout" svg:x1="13.75cm" svg:y1="34cm" svg:x2="14.25cm" svg:y2="34cm">
            <text:p/>
          </draw:line>
          <draw:line draw:style-name="gr41" draw:text-style-name="P17" draw:layer="layout" svg:x1="13.75cm" svg:y1="36.5cm" svg:x2="14.25cm" svg:y2="36.5cm">
            <text:p/>
          </draw:line>
          <draw:line draw:style-name="gr41" draw:text-style-name="P17" draw:layer="layout" svg:x1="13.75cm" svg:y1="37.75cm" svg:x2="14.25cm" svg:y2="37.75cm">
            <text:p/>
          </draw:line>
          <draw:line draw:style-name="gr45" draw:text-style-name="P2" draw:layer="layout" svg:x1="15.251cm" svg:y1="35.25cm" svg:x2="16.75cm" svg:y2="35.25cm">
            <text:p/>
          </draw:line>
          <draw:frame draw:style-name="gr46" draw:text-style-name="P20" draw:layer="layout" svg:width="1.75cm" svg:height="1.119cm" svg:x="12.5cm" svg:y="34.5cm">
            <draw:text-box>
              <text:p><text:span text:style-name="T7">. . .</text:span></text:p>
            </draw:text-box>
          </draw:frame>
        </draw:g>
        <draw:frame draw:style-name="gr47" draw:text-style-name="P20" draw:layer="layout" svg:width="6cm" svg:height="3.96cm" svg:x="19.75cm" svg:y="18.29cm">
          <draw:text-box>
            <text:p><text:span text:style-name="T8">. . 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线条箭头_20_1" draw:display-name="线条箭头 1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stroke-dash draw:name="Long_20_Dash" draw:display-name="Long Dash" draw:style="rect" draw:dots1="1" draw:dots1-length="400%" draw:distance="30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0:03:20.391999246</meta:creation-date>
    <dc:date>2024-05-07T22:47:41.861372492</dc:date>
    <meta:editing-duration>PT7H16M48S</meta:editing-duration>
    <meta:editing-cycles>8</meta:editing-cycles>
    <meta:generator>LibreOffice/7.4.7.2$Linux_X86_64 LibreOffice_project/40$Build-2</meta:generator>
    <meta:document-statistic meta:object-count="442"/>
  </office:meta>
</office:document-meta>
</file>